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ace1" officeooo:paragraph-rsid="000cace1"/>
    </style:style>
    <style:style style:name="P2" style:family="paragraph" style:parent-style-name="Text_20_body">
      <style:text-properties officeooo:rsid="00102d67" officeooo:paragraph-rsid="00102d67"/>
    </style:style>
    <style:style style:name="P3" style:family="paragraph" style:parent-style-name="Text_20_body">
      <style:text-properties officeooo:paragraph-rsid="0014c4aa"/>
    </style:style>
    <style:style style:name="P4" style:family="paragraph" style:parent-style-name="Heading_20_1">
      <style:text-properties officeooo:rsid="0014c4aa" officeooo:paragraph-rsid="0014c4aa"/>
    </style:style>
    <style:style style:name="T1" style:family="text">
      <style:text-properties fo:language="fr" fo:country="F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2d67"/>
    </style:style>
    <style:style style:name="T5" style:family="text">
      <style:text-properties officeooo:rsid="0014c4aa"/>
    </style:style>
    <style:style style:name="T6" style:family="text">
      <style:text-properties officeooo:rsid="00157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on <text:span text:style-name="T1">différentes</text:span> versions du modèle</text:p>
      <text:p text:style-name="P1">Pour le détails des changements, cf. les messages de commit.</text:p>
      <text:p text:style-name="P1"/>
      <text:h text:style-name="Heading_20_1" text:outline-level="1">MRD_v1</text:h>
      <text:p text:style-name="P1">- création de la 1<text:span text:style-name="T2">er</text:span> version du modèle</text:p>
      <text:p text:style-name="P1">- modifications légères, ne concernant pas la structure</text:p>
      <text:p text:style-name="P1"/>
      <text:h text:style-name="Heading_20_1" text:outline-level="1">MRD_v2</text:h>
      <text:p text:style-name="P1">- modification structurelle du modèle : suppression des tables <text:span text:style-name="T3">Étapes</text:span> et <text:span text:style-name="T3">Itinéraires</text:span> suite à un changement d’approche <text:span text:style-name="T4">concernant l’itinéraires des objets (reconstitution de l’itinéraire à partir des entrées dans les différentes collections)</text:span></text:p>
      <text:p text:style-name="P2">- ajouts de plusieurs attributs dans différentes tables (cf. messages de commit)</text:p>
      <text:p text:style-name="P2">- mofications des types relations entre certaines tables (cf. messages de commit)</text:p>
      <text:p text:style-name="P2"/>
      <text:h text:style-name="P4" text:outline-level="1">MRD_v3</text:h>
      <text:p text:style-name="P3">- <text:span text:style-name="T5">nouvelle modification structurelle : ajout d’une table Archives pour recenser les sources archivistique, suite au constat que ces sources n’entrent pas dans le modèle de la Bibliographie</text:span></text:p>
      <text:p text:style-name="P3">- <text:span text:style-name="T6">ajout d’une bibliographie pour les personnes avec une table de rel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page-number="auto"/>
      <style:text-properties fo:font-size="11pt" fo:language="fr" fo:country="FR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.1701in" fo:margin-bottom="0.6in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4pt" fo:language="fr" fo:country="FR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1" fo:font-family="'Liberation Serif'" style:font-style-name="Bold" style:font-family-generic="roman" style:font-pitch="variable" fo:font-size="85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1:04:08.711805231</meta:creation-date>
    <dc:date>2019-05-08T12:15:04.698484992</dc:date>
    <meta:editing-duration>PT1H4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0" meta:character-count="875" meta:non-whitespace-character-count="757"/>
  </office:meta>
</office:document-meta>
</file>